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Cambria" fo:font-size="12pt" fo:letter-spacing="normal" fo:font-style="italic"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T1" style:family="text">
      <style:text-properties style:font-name="Cambria" fo:font-size="12pt" fo:font-style="italic"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dame, Monsieur)</text:p>
      <text:p text:style-name="P2"> </text:p>
      <text:p text:style-name="P2">            <text:span text:style-name="T1">Actuellement étudiant en informatique au sein d'Epitech, je suis à la recherche d'un stage de 4 mois minimum de juillet à décembre, afin de valider ma première année et parfaire mes connaissances dans ce domaine.</text:span></text:p>
      <text:p text:style-name="P2"> </text:p>
      <text:p text:style-name="P1">Dans l’optique d’atteindre mes objectifs, j’ai débuté des études en obtenant un bac en Science des Techniques Industrielles, option Génie électronique en 2009. Pour faire suite à l’obtention de mon diplôme, je me suis dirigé vers un BTS en Informatique de Gestion en alternance. Mais faute d’entreprise pour m’accueillir, j’ai recherché une solution alternative. J’ai choisi de m’inscrire au sein d’EPITECH, qui propose un cursus en informatique de niveau Bac +5.</text:p>
      <text:p text:style-name="P2"> </text:p>
      <text:p text:style-name="P1">L’informatique est pour moi un domaine que j’affectionne tout particulièrement. Mon attrait pour ce milieu s’est développé notamment au cours d’expériences auprès de mon entourage. Conforté par ces courtes expériences, je souhaiterais, aujourd’hui, acquérir une approche plus professionnelle et plus significative en l’informatique. C'est pourquoi je souhaite intégrer votre équipe afin de vous apporter mon savoir-faire, consolider et évaluer mes acquis dans un contexte professionnel.</text:p>
      <text:p text:style-name="P2"> </text:p>
      <text:p text:style-name="P1">Mes expériences professionnels dans la maintenance informatique, ma curiosité ainsi que mes études m'ont permis d'acquérir des connaissances dans différents langages tels que : C, HTML, CSS, PHP et SQL.</text:p>
      <text:p text:style-name="P2"> </text:p>
      <text:p text:style-name="P1">La pédagogie de l'école nous forme à l'autonomie en nous proposant de travailler sur des langages et projets inconnues. Nous devons par nous-même rechercher les solutions et informations afin de mener à bien le projet.</text:p>
      <text:p text:style-name="P2"> </text:p>
      <text:p text:style-name="P1">Dynamique, motive, organisé et ayant un bon sens du relationnel, je vous propose de nous rencontrer prochainement afin d'envisager une collaboration et de vous permettre d’avoir une idée plus concrète de mes motivations.</text:p>
      <text:p text:style-name="P2"> </text:p>
      <text:p text:style-name="P1">je vous prie de croire, (Madame, Monsieur), en mes salutations distingué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2T14:39:09</meta:creation-date>
    <meta:document-statistic meta:table-count="0" meta:image-count="0" meta:object-count="0" meta:page-count="1" meta:paragraph-count="15" meta:word-count="282" meta:character-count="1913" meta:non-whitespace-character-count="1620"/>
    <dc:date>2013-03-02T14:39:42</dc:date>
    <meta:editing-duration>PT34S</meta:editing-duration>
    <meta:editing-cycles>1</meta:editing-cycles>
    <meta:generator>LibreOffice/3.4$Unix LibreOffice_project/340m1$Build-1505</meta:generator>
  </office:meta>
</office:document-meta>
</file>